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3126in"/>
    </style:style>
    <style:style style:name="co14" style:family="table-column">
      <style:table-column-properties fo:break-before="auto" style:column-width="1.1543in"/>
    </style:style>
    <style:style style:name="co15" style:family="table-column">
      <style:table-column-properties fo:break-before="auto" style:column-width="1.5807in"/>
    </style:style>
    <style:style style:name="co16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1.0165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1.1272in"/>
    </style:style>
    <style:style style:name="co9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1.0783in"/>
    </style:style>
    <style:style style:name="co12" style:family="table-column">
      <style:table-column-properties fo:break-before="auto" style:column-width="1.0535in"/>
    </style:style>
    <style:style style:name="co17" style:family="table-column">
      <style:table-column-properties fo:break-before="auto" style:column-width="0.948in"/>
    </style:style>
    <style:style style:name="co18" style:family="table-column">
      <style:table-column-properties fo:break-before="auto" style:column-width="0.7972in"/>
    </style:style>
    <style:style style:name="co19" style:family="table-column">
      <style:table-column-properties fo:break-before="auto" style:column-width="1.5043in"/>
    </style:style>
    <style:style style:name="co20" style:family="table-column">
      <style:table-column-properties fo:break-before="auto" style:column-width="1.3882in"/>
    </style:style>
    <style:style style:name="co21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ndard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weights_range</text:p>
          </table:table-cell>
          <table:table-cell office:value-type="string" calcext:value-type="string">
            <text:p>weights_change_range</text:p>
          </table:table-cell>
          <table:table-cell office:value-type="string" calcext:value-type="string">
            <text:p>Best Obj 1</text:p>
          </table:table-cell>
          <table:table-cell office:value-type="string" calcext:value-type="string">
            <text:p>Best Obj 2</text:p>
          </table:table-cell>
          <table:table-cell office:value-type="string" calcext:value-type="string">
            <text:p>Best Obj 3</text:p>
          </table:table-cell>
          <table:table-cell office:value-type="string" calcext:value-type="string">
            <text:p>Mean Best Obj</text:p>
          </table:table-cell>
          <table:table-cell office:value-type="string" calcext:value-type="string">
            <text:p>MSE between Matrices</text:p>
          </table:table-cell>
          <table:table-cell office:value-type="string" calcext:value-type="string">
            <text:p>Mean VP Spike Distance</text:p>
          </table:table-cell>
          <table:table-cell office:value-type="string" calcext:value-type="string">
            <text:p>Mean Trace Difference</text:p>
          </table:table-cell>
          <table:table-cell/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1, 1)</text:p>
          </table:table-cell>
          <table:table-cell office:value-type="float" office:value="233458" calcext:value-type="float">
            <text:p>233458</text:p>
          </table:table-cell>
          <table:table-cell office:value-type="float" office:value="248548.748" calcext:value-type="float">
            <text:p>248548.748</text:p>
          </table:table-cell>
          <table:table-cell office:value-type="float" office:value="229201.129" calcext:value-type="float">
            <text:p>229201.129</text:p>
          </table:table-cell>
          <table:table-cell office:value-type="float" office:value="237069.292" calcext:value-type="float">
            <text:p>237069.292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9294" calcext:value-type="float">
            <text:p>9294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14180" calcext:value-type="float">
            <text:p>14180</text:p>
          </table:table-cell>
          <table:table-cell/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2, 2)</text:p>
          </table:table-cell>
          <table:table-cell office:value-type="float" office:value="328293.727" calcext:value-type="float">
            <text:p>328293.727</text:p>
          </table:table-cell>
          <table:table-cell office:value-type="float" office:value="297182.026" calcext:value-type="float">
            <text:p>297182.026</text:p>
          </table:table-cell>
          <table:table-cell office:value-type="float" office:value="326300.115" calcext:value-type="float">
            <text:p>326300.115</text:p>
          </table:table-cell>
          <table:table-cell office:value-type="float" office:value="317258.622" calcext:value-type="float">
            <text:p>317258.622</text:p>
          </table:table-cell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12409" calcext:value-type="float">
            <text:p>12409</text:p>
          </table:table-cell>
          <table:table-cell/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1, 1)</text:p>
          </table:table-cell>
          <table:table-cell office:value-type="float" office:value="328925.277" calcext:value-type="float">
            <text:p>328925.277</text:p>
          </table:table-cell>
          <table:table-cell office:value-type="float" office:value="316380.014" calcext:value-type="float">
            <text:p>316380.014</text:p>
          </table:table-cell>
          <table:table-cell office:value-type="float" office:value="323836.793" calcext:value-type="float">
            <text:p>323836.793</text:p>
          </table:table-cell>
          <table:table-cell office:value-type="float" office:value="323047.361" calcext:value-type="float">
            <text:p>323047.361</text:p>
          </table:table-cell>
          <table:table-cell office:value-type="float" office:value="191" calcext:value-type="float">
            <text:p>191</text:p>
          </table:table-cell>
          <table:table-cell office:value-type="float" office:value="9" calcext:value-type="float">
            <text:p>9</text:p>
          </table:table-cell>
          <table:table-cell office:value-type="float" office:value="12577" calcext:value-type="float">
            <text:p>12577</text:p>
          </table:table-cell>
          <table:table-cell/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3, 3)</text:p>
          </table:table-cell>
          <table:table-cell office:value-type="float" office:value="268445.577" calcext:value-type="float">
            <text:p>268445.577</text:p>
          </table:table-cell>
          <table:table-cell office:value-type="float" office:value="280536.804" calcext:value-type="float">
            <text:p>280536.804</text:p>
          </table:table-cell>
          <table:table-cell office:value-type="float" office:value="77594.142" calcext:value-type="float">
            <text:p>77594.142</text:p>
          </table:table-cell>
          <table:table-cell office:value-type="float" office:value="208858.841" calcext:value-type="float">
            <text:p>208858.841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8300" calcext:value-type="float">
            <text:p>8300</text:p>
          </table:table-cell>
          <table:table-cell/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3, 3)</text:p>
          </table:table-cell>
          <table:table-cell office:value-type="float" office:value="304939.396" calcext:value-type="float">
            <text:p>304939.396</text:p>
          </table:table-cell>
          <table:table-cell office:value-type="float" office:value="324335.156" calcext:value-type="float">
            <text:p>324335.156</text:p>
          </table:table-cell>
          <table:table-cell office:value-type="float" office:value="320170.298" calcext:value-type="float">
            <text:p>320170.298</text:p>
          </table:table-cell>
          <table:table-cell office:value-type="float" office:value="316481.617" calcext:value-type="float">
            <text:p>316481.617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float" office:value="12320" calcext:value-type="float">
            <text:p>12320</text:p>
          </table:table-cell>
          <table:table-cell/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1, 1)</text:p>
          </table:table-cell>
          <table:table-cell office:value-type="float" office:value="277952.115" calcext:value-type="float">
            <text:p>277952.115</text:p>
          </table:table-cell>
          <table:table-cell office:value-type="float" office:value="258678.888" calcext:value-type="float">
            <text:p>258678.888</text:p>
          </table:table-cell>
          <table:table-cell office:value-type="float" office:value="298935.001" calcext:value-type="float">
            <text:p>298935.001</text:p>
          </table:table-cell>
          <table:table-cell office:value-type="float" office:value="278522.001" calcext:value-type="float">
            <text:p>278522.001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10906" calcext:value-type="float">
            <text:p>10906</text:p>
          </table:table-cell>
          <table:table-cell/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2, 2)</text:p>
          </table:table-cell>
          <table:table-cell office:value-type="float" office:value="215824.42" calcext:value-type="float">
            <text:p>215824.42</text:p>
          </table:table-cell>
          <table:table-cell office:value-type="float" office:value="197232.347" calcext:value-type="float">
            <text:p>197232.347</text:p>
          </table:table-cell>
          <table:table-cell office:value-type="float" office:value="177250.305" calcext:value-type="float">
            <text:p>177250.305</text:p>
          </table:table-cell>
          <table:table-cell office:value-type="float" office:value="196769.024" calcext:value-type="float">
            <text:p>196769.024</text:p>
          </table:table-cell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7925" calcext:value-type="float">
            <text:p>7925</text:p>
          </table:table-cell>
          <table:table-cell/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2, 2)</text:p>
          </table:table-cell>
          <table:table-cell office:value-type="float" office:value="312800.719" calcext:value-type="float">
            <text:p>312800.719</text:p>
          </table:table-cell>
          <table:table-cell office:value-type="float" office:value="272505.374" calcext:value-type="float">
            <text:p>272505.374</text:p>
          </table:table-cell>
          <table:table-cell office:value-type="float" office:value="213933.703" calcext:value-type="float">
            <text:p>213933.703</text:p>
          </table:table-cell>
          <table:table-cell office:value-type="float" office:value="266413.265" calcext:value-type="float">
            <text:p>266413.265</text:p>
          </table:table-cell>
          <table:table-cell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office:value-type="float" office:value="10425" calcext:value-type="float">
            <text:p>10425</text:p>
          </table:table-cell>
          <table:table-cell/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3, 3)</text:p>
          </table:table-cell>
          <table:table-cell office:value-type="float" office:value="310970.02" calcext:value-type="float">
            <text:p>310970.02</text:p>
          </table:table-cell>
          <table:table-cell office:value-type="float" office:value="265047.502" calcext:value-type="float">
            <text:p>265047.502</text:p>
          </table:table-cell>
          <table:table-cell office:value-type="float" office:value="298457.102" calcext:value-type="float">
            <text:p>298457.102</text:p>
          </table:table-cell>
          <table:table-cell office:value-type="float" office:value="291491.541" calcext:value-type="float">
            <text:p>291491.541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1402" calcext:value-type="float">
            <text:p>11402</text:p>
          </table:table-cell>
          <table:table-cell/>
        </table:table-row>
      </table:table>
      <table:table table:name="quadratic" table:style-name="ta1">
        <table:table-column table:style-name="co10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weights_range</text:p>
          </table:table-cell>
          <table:table-cell office:value-type="string" calcext:value-type="string">
            <text:p>weights_change_range</text:p>
          </table:table-cell>
          <table:table-cell office:value-type="string" calcext:value-type="string">
            <text:p>Best Obj 1</text:p>
          </table:table-cell>
          <table:table-cell office:value-type="string" calcext:value-type="string">
            <text:p>Best Obj 2</text:p>
          </table:table-cell>
          <table:table-cell office:value-type="string" calcext:value-type="string">
            <text:p>Best Obj 3</text:p>
          </table:table-cell>
          <table:table-cell office:value-type="string" calcext:value-type="string">
            <text:p>Mean Best Obj</text:p>
          </table:table-cell>
          <table:table-cell office:value-type="string" calcext:value-type="string">
            <text:p>MSE between Matrices</text:p>
          </table:table-cell>
          <table:table-cell office:value-type="string" calcext:value-type="string">
            <text:p>Mean VP Spike Distance</text:p>
          </table:table-cell>
          <table:table-cell office:value-type="string" calcext:value-type="string">
            <text:p>Mean Trace Differ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iginal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14180" calcext:value-type="float">
            <text:p>141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-10, 10)</text:p>
          </table:table-cell>
          <table:table-cell office:value-type="string" calcext:value-type="string">
            <text:p>(-3, 3)</text:p>
          </table:table-cell>
          <table:table-cell office:value-type="float" office:value="94425.446" calcext:value-type="float">
            <text:p>94425.446</text:p>
          </table:table-cell>
          <table:table-cell office:value-type="float" office:value="95035.87" calcext:value-type="float">
            <text:p>95035.87</text:p>
          </table:table-cell>
          <table:table-cell office:value-type="float" office:value="95369.537" calcext:value-type="float">
            <text:p>95369.537</text:p>
          </table:table-cell>
          <table:table-cell office:value-type="float" office:value="94943.618" calcext:value-type="float">
            <text:p>94943.618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12938" calcext:value-type="float">
            <text:p>129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-10, 10)</text:p>
          </table:table-cell>
          <table:table-cell office:value-type="string" calcext:value-type="string">
            <text:p>(-2, 2)</text:p>
          </table:table-cell>
          <table:table-cell office:value-type="float" office:value="90140.539" calcext:value-type="float">
            <text:p>90140.539</text:p>
          </table:table-cell>
          <table:table-cell office:value-type="float" office:value="89659.292" calcext:value-type="float">
            <text:p>89659.292</text:p>
          </table:table-cell>
          <table:table-cell office:value-type="float" office:value="94371.322" calcext:value-type="float">
            <text:p>94371.322</text:p>
          </table:table-cell>
          <table:table-cell office:value-type="float" office:value="91390.384" calcext:value-type="float">
            <text:p>91390.384</text:p>
          </table:table-cell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 office:value-type="float" office:value="12530" calcext:value-type="float">
            <text:p>125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-10, 10)</text:p>
          </table:table-cell>
          <table:table-cell office:value-type="string" calcext:value-type="string">
            <text:p>(-1, 1)</text:p>
          </table:table-cell>
          <table:table-cell office:value-type="float" office:value="94300.59" calcext:value-type="float">
            <text:p>94300.59</text:p>
          </table:table-cell>
          <table:table-cell office:value-type="float" office:value="93846.415" calcext:value-type="float">
            <text:p>93846.415</text:p>
          </table:table-cell>
          <table:table-cell office:value-type="float" office:value="100921.554" calcext:value-type="float">
            <text:p>100921.554</text:p>
          </table:table-cell>
          <table:table-cell office:value-type="float" office:value="96356.186" calcext:value-type="float">
            <text:p>96356.186</text:p>
          </table:table-cell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 office:value-type="float" office:value="12929" calcext:value-type="float">
            <text:p>129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-20, 20)</text:p>
          </table:table-cell>
          <table:table-cell office:value-type="string" calcext:value-type="string">
            <text:p>(-1, 1)</text:p>
          </table:table-cell>
          <table:table-cell office:value-type="float" office:value="88607.149" calcext:value-type="float">
            <text:p>88607.149</text:p>
          </table:table-cell>
          <table:table-cell office:value-type="float" office:value="78587.796" calcext:value-type="float">
            <text:p>78587.796</text:p>
          </table:table-cell>
          <table:table-cell office:value-type="float" office:value="88391.996" calcext:value-type="float">
            <text:p>88391.996</text:p>
          </table:table-cell>
          <table:table-cell office:value-type="float" office:value="85195.647" calcext:value-type="float">
            <text:p>85195.647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10790" calcext:value-type="float">
            <text:p>107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-30, 30)</text:p>
          </table:table-cell>
          <table:table-cell office:value-type="string" calcext:value-type="string">
            <text:p>(-3, 3)</text:p>
          </table:table-cell>
          <table:table-cell office:value-type="float" office:value="86421.536" calcext:value-type="float">
            <text:p>86421.536</text:p>
          </table:table-cell>
          <table:table-cell office:value-type="float" office:value="89123.231" calcext:value-type="float">
            <text:p>89123.231</text:p>
          </table:table-cell>
          <table:table-cell office:value-type="float" office:value="88727.373" calcext:value-type="float">
            <text:p>88727.373</text:p>
          </table:table-cell>
          <table:table-cell office:value-type="float" office:value="88090.713" calcext:value-type="float">
            <text:p>88090.713</text:p>
          </table:table-cell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float" office:value="9983" calcext:value-type="float">
            <text:p>99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-30, 30)</text:p>
          </table:table-cell>
          <table:table-cell office:value-type="string" calcext:value-type="string">
            <text:p>(-1, 1)</text:p>
          </table:table-cell>
          <table:table-cell office:value-type="float" office:value="92728.213" calcext:value-type="float">
            <text:p>92728.213</text:p>
          </table:table-cell>
          <table:table-cell office:value-type="float" office:value="88262.704" calcext:value-type="float">
            <text:p>88262.704</text:p>
          </table:table-cell>
          <table:table-cell office:value-type="float" office:value="103967.36" calcext:value-type="float">
            <text:p>103967.36</text:p>
          </table:table-cell>
          <table:table-cell office:value-type="float" office:value="94986.092" calcext:value-type="float">
            <text:p>94986.092</text:p>
          </table:table-cell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11794" calcext:value-type="float">
            <text:p>117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-20, 20)</text:p>
          </table:table-cell>
          <table:table-cell office:value-type="string" calcext:value-type="string">
            <text:p>(-2, 2)</text:p>
          </table:table-cell>
          <table:table-cell office:value-type="float" office:value="73115.138" calcext:value-type="float">
            <text:p>73115.138</text:p>
          </table:table-cell>
          <table:table-cell office:value-type="float" office:value="75596.615" calcext:value-type="float">
            <text:p>75596.615</text:p>
          </table:table-cell>
          <table:table-cell office:value-type="float" office:value="99810.812" calcext:value-type="float">
            <text:p>99810.812</text:p>
          </table:table-cell>
          <table:table-cell office:value-type="float" office:value="82840.855" calcext:value-type="float">
            <text:p>82840.855</text:p>
          </table:table-cell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office:value-type="float" office:value="10972" calcext:value-type="float">
            <text:p>10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-20, 20)</text:p>
          </table:table-cell>
          <table:table-cell office:value-type="string" calcext:value-type="string">
            <text:p>(-3, 3)</text:p>
          </table:table-cell>
          <table:table-cell office:value-type="float" office:value="59705.096" calcext:value-type="float">
            <text:p>59705.096</text:p>
          </table:table-cell>
          <table:table-cell office:value-type="float" office:value="98345.498" calcext:value-type="float">
            <text:p>98345.498</text:p>
          </table:table-cell>
          <table:table-cell office:value-type="float" office:value="67847.255" calcext:value-type="float">
            <text:p>67847.255</text:p>
          </table:table-cell>
          <table:table-cell office:value-type="float" office:value="75299.283" calcext:value-type="float">
            <text:p>75299.283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office:value-type="float" office:value="10996" calcext:value-type="float">
            <text:p>109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-30, 30)</text:p>
          </table:table-cell>
          <table:table-cell office:value-type="string" calcext:value-type="string">
            <text:p>(-2, 2)</text:p>
          </table:table-cell>
          <table:table-cell office:value-type="float" office:value="100176.008" calcext:value-type="float">
            <text:p>100176.008</text:p>
          </table:table-cell>
          <table:table-cell office:value-type="float" office:value="109209.688" calcext:value-type="float">
            <text:p>109209.688</text:p>
          </table:table-cell>
          <table:table-cell office:value-type="float" office:value="104099.994" calcext:value-type="float">
            <text:p>104099.994</text:p>
          </table:table-cell>
          <table:table-cell office:value-type="float" office:value="104495.23" calcext:value-type="float">
            <text:p>104495.23</text:p>
          </table:table-cell>
          <table:table-cell office:value-type="float" office:value="586" calcext:value-type="float">
            <text:p>586</text:p>
          </table:table-cell>
          <table:table-cell office:value-type="float" office:value="12" calcext:value-type="float">
            <text:p>12</text:p>
          </table:table-cell>
          <table:table-cell office:value-type="float" office:value="13694" calcext:value-type="float">
            <text:p>13694</text:p>
          </table:table-cell>
        </table:table-row>
      </table:table>
      <table:table table:name="boundary" table:style-name="ta1">
        <table:table-column table:style-name="co10" table:number-columns-repeated="9" table:default-cell-style-name="Default"/>
        <table:table-row table:style-name="ro1">
          <table:table-cell office:value-type="string" calcext:value-type="string">
            <text:p>weights_range</text:p>
          </table:table-cell>
          <table:table-cell office:value-type="string" calcext:value-type="string">
            <text:p>weights_change_range</text:p>
          </table:table-cell>
          <table:table-cell office:value-type="string" calcext:value-type="string">
            <text:p>Best Obj 1</text:p>
          </table:table-cell>
          <table:table-cell office:value-type="string" calcext:value-type="string">
            <text:p>Best Obj 2</text:p>
          </table:table-cell>
          <table:table-cell office:value-type="string" calcext:value-type="string">
            <text:p>Best Obj 3</text:p>
          </table:table-cell>
          <table:table-cell office:value-type="string" calcext:value-type="string">
            <text:p>Mean Best Obj</text:p>
          </table:table-cell>
          <table:table-cell office:value-type="string" calcext:value-type="string">
            <text:p>MSE between Matrices</text:p>
          </table:table-cell>
          <table:table-cell office:value-type="string" calcext:value-type="string">
            <text:p>Mean VP Spike Distance</text:p>
          </table:table-cell>
          <table:table-cell office:value-type="string" calcext:value-type="string">
            <text:p>Mean Trace Difference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1, 1)</text:p>
          </table:table-cell>
          <table:table-cell office:value-type="float" office:value="323913.356" calcext:value-type="float">
            <text:p>323913.356</text:p>
          </table:table-cell>
          <table:table-cell office:value-type="float" office:value="351210.628" calcext:value-type="float">
            <text:p>351210.628</text:p>
          </table:table-cell>
          <table:table-cell office:value-type="float" office:value="304175.293" calcext:value-type="float">
            <text:p>304175.293</text:p>
          </table:table-cell>
          <table:table-cell office:value-type="float" office:value="326433.092" calcext:value-type="float">
            <text:p>326433.092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12725" calcext:value-type="float">
            <text:p>12725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14180" calcext:value-type="float">
            <text:p>14180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3, 3)</text:p>
          </table:table-cell>
          <table:table-cell office:value-type="float" office:value="338150.478" calcext:value-type="float">
            <text:p>338150.478</text:p>
          </table:table-cell>
          <table:table-cell office:value-type="float" office:value="283767.845" calcext:value-type="float">
            <text:p>283767.845</text:p>
          </table:table-cell>
          <table:table-cell office:value-type="float" office:value="321803.57" calcext:value-type="float">
            <text:p>321803.57</text:p>
          </table:table-cell>
          <table:table-cell office:value-type="float" office:value="314573.964" calcext:value-type="float">
            <text:p>314573.964</text:p>
          </table:table-cell>
          <table:table-cell office:value-type="float" office:value="186" calcext:value-type="float">
            <text:p>186</text:p>
          </table:table-cell>
          <table:table-cell office:value-type="float" office:value="9" calcext:value-type="float">
            <text:p>9</text:p>
          </table:table-cell>
          <table:table-cell office:value-type="float" office:value="12256" calcext:value-type="float">
            <text:p>12256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1, 1)</text:p>
          </table:table-cell>
          <table:table-cell office:value-type="float" office:value="287645.587" calcext:value-type="float">
            <text:p>287645.587</text:p>
          </table:table-cell>
          <table:table-cell office:value-type="float" office:value="288428.534" calcext:value-type="float">
            <text:p>288428.534</text:p>
          </table:table-cell>
          <table:table-cell office:value-type="float" office:value="283385.958" calcext:value-type="float">
            <text:p>283385.958</text:p>
          </table:table-cell>
          <table:table-cell office:value-type="float" office:value="286486.693" calcext:value-type="float">
            <text:p>286486.693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office:value-type="float" office:value="11219" calcext:value-type="float">
            <text:p>11219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2, 2)</text:p>
          </table:table-cell>
          <table:table-cell office:value-type="float" office:value="296823.584" calcext:value-type="float">
            <text:p>296823.584</text:p>
          </table:table-cell>
          <table:table-cell office:value-type="float" office:value="322023.32" calcext:value-type="float">
            <text:p>322023.32</text:p>
          </table:table-cell>
          <table:table-cell office:value-type="float" office:value="325363.469" calcext:value-type="float">
            <text:p>325363.469</text:p>
          </table:table-cell>
          <table:table-cell office:value-type="float" office:value="314736.791" calcext:value-type="float">
            <text:p>314736.791</text:p>
          </table:table-cell>
          <table:table-cell office:value-type="float" office:value="205" calcext:value-type="float">
            <text:p>205</text:p>
          </table:table-cell>
          <table:table-cell office:value-type="float" office:value="9" calcext:value-type="float">
            <text:p>9</text:p>
          </table:table-cell>
          <table:table-cell office:value-type="float" office:value="12242" calcext:value-type="float">
            <text:p>12242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1, 1)</text:p>
          </table:table-cell>
          <table:table-cell office:value-type="float" office:value="254271.891" calcext:value-type="float">
            <text:p>254271.891</text:p>
          </table:table-cell>
          <table:table-cell office:value-type="float" office:value="259564.228" calcext:value-type="float">
            <text:p>259564.228</text:p>
          </table:table-cell>
          <table:table-cell office:value-type="float" office:value="335181.007" calcext:value-type="float">
            <text:p>335181.007</text:p>
          </table:table-cell>
          <table:table-cell office:value-type="float" office:value="283005.708" calcext:value-type="float">
            <text:p>283005.708</text:p>
          </table:table-cell>
          <table:table-cell office:value-type="float" office:value="209" calcext:value-type="float">
            <text:p>209</text:p>
          </table:table-cell>
          <table:table-cell office:value-type="float" office:value="7" calcext:value-type="float">
            <text:p>7</text:p>
          </table:table-cell>
          <table:table-cell office:value-type="float" office:value="11140" calcext:value-type="float">
            <text:p>11140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3, 3)</text:p>
          </table:table-cell>
          <table:table-cell office:value-type="float" office:value="275665.05" calcext:value-type="float">
            <text:p>275665.05</text:p>
          </table:table-cell>
          <table:table-cell office:value-type="float" office:value="240292.161" calcext:value-type="float">
            <text:p>240292.161</text:p>
          </table:table-cell>
          <table:table-cell office:value-type="float" office:value="286993.733" calcext:value-type="float">
            <text:p>286993.733</text:p>
          </table:table-cell>
          <table:table-cell office:value-type="float" office:value="267650.315" calcext:value-type="float">
            <text:p>267650.315</text:p>
          </table:table-cell>
          <table:table-cell office:value-type="float" office:value="249" calcext:value-type="float">
            <text:p>249</text:p>
          </table:table-cell>
          <table:table-cell office:value-type="float" office:value="6" calcext:value-type="float">
            <text:p>6</text:p>
          </table:table-cell>
          <table:table-cell office:value-type="float" office:value="10477" calcext:value-type="float">
            <text:p>10477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2, 2)</text:p>
          </table:table-cell>
          <table:table-cell office:value-type="float" office:value="298606.578" calcext:value-type="float">
            <text:p>298606.578</text:p>
          </table:table-cell>
          <table:table-cell office:value-type="float" office:value="281304.631" calcext:value-type="float">
            <text:p>281304.631</text:p>
          </table:table-cell>
          <table:table-cell office:value-type="float" office:value="295579.095" calcext:value-type="float">
            <text:p>295579.095</text:p>
          </table:table-cell>
          <table:table-cell office:value-type="float" office:value="291830.101" calcext:value-type="float">
            <text:p>291830.101</text:p>
          </table:table-cell>
          <table:table-cell office:value-type="float" office:value="279" calcext:value-type="float">
            <text:p>279</text:p>
          </table:table-cell>
          <table:table-cell office:value-type="float" office:value="8" calcext:value-type="float">
            <text:p>8</text:p>
          </table:table-cell>
          <table:table-cell office:value-type="float" office:value="11484" calcext:value-type="float">
            <text:p>11484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3, 3)</text:p>
          </table:table-cell>
          <table:table-cell office:value-type="float" office:value="135603.744" calcext:value-type="float">
            <text:p>135603.744</text:p>
          </table:table-cell>
          <table:table-cell office:value-type="float" office:value="311086.354" calcext:value-type="float">
            <text:p>311086.354</text:p>
          </table:table-cell>
          <table:table-cell office:value-type="float" office:value="214384.123" calcext:value-type="float">
            <text:p>214384.123</text:p>
          </table:table-cell>
          <table:table-cell office:value-type="float" office:value="220358.074" calcext:value-type="float">
            <text:p>220358.074</text:p>
          </table:table-cell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office:value-type="float" office:value="8714" calcext:value-type="float">
            <text:p>8714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2, 2)</text:p>
          </table:table-cell>
          <table:table-cell office:value-type="float" office:value="277283.785" calcext:value-type="float">
            <text:p>277283.785</text:p>
          </table:table-cell>
          <table:table-cell office:value-type="float" office:value="304438.681" calcext:value-type="float">
            <text:p>304438.681</text:p>
          </table:table-cell>
          <table:table-cell office:value-type="float" office:value="202100.163" calcext:value-type="float">
            <text:p>202100.163</text:p>
          </table:table-cell>
          <table:table-cell office:value-type="float" office:value="261274.21" calcext:value-type="float">
            <text:p>261274.21</text:p>
          </table:table-cell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10262" calcext:value-type="float">
            <text:p>10262</text:p>
          </table:table-cell>
        </table:table-row>
      </table:table>
      <table:table table:name="Tn, Fp, Fn, Tp" table:style-name="ta1">
        <table:table-column table:style-name="co10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tandard</text:p>
          </table:table-cell>
        </table:table-row>
        <table:table-row table:style-name="ro1">
          <table:table-cell/>
          <table:table-cell office:value-type="string" calcext:value-type="string">
            <text:p>Mean Tn: <text:s/>14633</text:p>
          </table:table-cell>
        </table:table-row>
        <table:table-row table:style-name="ro1">
          <table:table-cell/>
          <table:table-cell office:value-type="string" calcext:value-type="string">
            <text:p>Mean Fp: <text:s/>157</text:p>
          </table:table-cell>
        </table:table-row>
        <table:table-row table:style-name="ro1">
          <table:table-cell/>
          <table:table-cell office:value-type="string" calcext:value-type="string">
            <text:p>Mean Fn: <text:s/>188</text:p>
          </table:table-cell>
        </table:table-row>
        <table:table-row table:style-name="ro1">
          <table:table-cell/>
          <table:table-cell office:value-type="string" calcext:value-type="string">
            <text:p>Mean Tp: <text:s/>22</text:p>
          </table:table-cell>
        </table:table-row>
        <table:table-row table:style-name="ro1">
          <table:table-cell/>
          <table:table-cell office:value-type="string" calcext:value-type="string">
            <text:p>quadratic</text:p>
          </table:table-cell>
        </table:table-row>
        <table:table-row table:style-name="ro1">
          <table:table-cell/>
          <table:table-cell office:value-type="string" calcext:value-type="string">
            <text:p>Mean Tn: <text:s/>14636</text:p>
          </table:table-cell>
        </table:table-row>
        <table:table-row table:style-name="ro1">
          <table:table-cell/>
          <table:table-cell office:value-type="string" calcext:value-type="string">
            <text:p>Mean Fp: <text:s/>154</text:p>
          </table:table-cell>
        </table:table-row>
        <table:table-row table:style-name="ro1">
          <table:table-cell/>
          <table:table-cell office:value-type="string" calcext:value-type="string">
            <text:p>Mean Fn: <text:s/>194</text:p>
          </table:table-cell>
        </table:table-row>
        <table:table-row table:style-name="ro1">
          <table:table-cell/>
          <table:table-cell office:value-type="string" calcext:value-type="string">
            <text:p>Mean Tp: <text:s/>16</text:p>
          </table:table-cell>
        </table:table-row>
        <table:table-row table:style-name="ro1">
          <table:table-cell/>
          <table:table-cell office:value-type="string" calcext:value-type="string">
            <text:p>boundary</text:p>
          </table:table-cell>
        </table:table-row>
        <table:table-row table:style-name="ro1">
          <table:table-cell/>
          <table:table-cell office:value-type="string" calcext:value-type="string">
            <text:p>Mean Tn: <text:s/>14630</text:p>
          </table:table-cell>
        </table:table-row>
        <table:table-row table:style-name="ro1">
          <table:table-cell/>
          <table:table-cell office:value-type="string" calcext:value-type="string">
            <text:p>Mean Fp: <text:s/>160</text:p>
          </table:table-cell>
        </table:table-row>
        <table:table-row table:style-name="ro1">
          <table:table-cell/>
          <table:table-cell office:value-type="string" calcext:value-type="string">
            <text:p>Mean Fn: <text:s/>191</text:p>
          </table:table-cell>
        </table:table-row>
        <table:table-row table:style-name="ro1">
          <table:table-cell/>
          <table:table-cell office:value-type="string" calcext:value-type="string">
            <text:p>Mean Tp: <text:s/>19</text:p>
          </table:table-cell>
        </table:table-row>
      </table:table>
      <table:table table:name="tight move_range" table:style-name="ta1">
        <table:table-column table:style-name="co10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weights_range</text:p>
          </table:table-cell>
          <table:table-cell office:value-type="string" calcext:value-type="string">
            <text:p>weights_change_range</text:p>
          </table:table-cell>
          <table:table-cell office:value-type="string" calcext:value-type="string">
            <text:p>Best Obj 1</text:p>
          </table:table-cell>
          <table:table-cell office:value-type="string" calcext:value-type="string">
            <text:p>Best Obj 2</text:p>
          </table:table-cell>
          <table:table-cell office:value-type="string" calcext:value-type="string">
            <text:p>Best Obj 3</text:p>
          </table:table-cell>
          <table:table-cell office:value-type="string" calcext:value-type="string">
            <text:p>Mean Best Obj</text:p>
          </table:table-cell>
          <table:table-cell office:value-type="string" calcext:value-type="string">
            <text:p>MSE between Matrices</text:p>
          </table:table-cell>
          <table:table-cell office:value-type="string" calcext:value-type="string">
            <text:p>Mean VP Spike Distance</text:p>
          </table:table-cell>
          <table:table-cell office:value-type="string" calcext:value-type="string">
            <text:p>Mean Trace Difference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70900" calcext:value-type="float">
            <text:p>709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anda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-10, 20)</text:p>
          </table:table-cell>
          <table:table-cell office:value-type="string" calcext:value-type="string">
            <text:p>(-2, 2)</text:p>
          </table:table-cell>
          <table:table-cell office:value-type="float" office:value="241311.156" calcext:value-type="float">
            <text:p>241311.156</text:p>
          </table:table-cell>
          <table:table-cell office:value-type="float" office:value="244822.38" calcext:value-type="float">
            <text:p>244822.38</text:p>
          </table:table-cell>
          <table:table-cell office:value-type="float" office:value="183348.289" calcext:value-type="float">
            <text:p>183348.289</text:p>
          </table:table-cell>
          <table:table-cell office:value-type="float" office:value="223160.608" calcext:value-type="float">
            <text:p>223160.608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8663" calcext:value-type="float">
            <text:p>866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Quadr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-10, 20)</text:p>
          </table:table-cell>
          <table:table-cell office:value-type="string" calcext:value-type="string">
            <text:p>(-2, 2)</text:p>
          </table:table-cell>
          <table:table-cell office:value-type="float" office:value="79640.95" calcext:value-type="float">
            <text:p>79640.95</text:p>
          </table:table-cell>
          <table:table-cell office:value-type="float" office:value="65111.741" calcext:value-type="float">
            <text:p>65111.741</text:p>
          </table:table-cell>
          <table:table-cell office:value-type="float" office:value="81661.553" calcext:value-type="float">
            <text:p>81661.553</text:p>
          </table:table-cell>
          <table:table-cell office:value-type="float" office:value="75471.415" calcext:value-type="float">
            <text:p>75471.415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10493" calcext:value-type="float">
            <text:p>1049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ounda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-10, 20)</text:p>
          </table:table-cell>
          <table:table-cell office:value-type="string" calcext:value-type="string">
            <text:p>(-2, 2)</text:p>
          </table:table-cell>
          <table:table-cell office:value-type="float" office:value="174049.602" calcext:value-type="float">
            <text:p>174049.602</text:p>
          </table:table-cell>
          <table:table-cell office:value-type="float" office:value="246023.882" calcext:value-type="float">
            <text:p>246023.882</text:p>
          </table:table-cell>
          <table:table-cell office:value-type="float" office:value="184777.626" calcext:value-type="float">
            <text:p>184777.626</text:p>
          </table:table-cell>
          <table:table-cell office:value-type="float" office:value="201617.037" calcext:value-type="float">
            <text:p>201617.037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7884" calcext:value-type="float">
            <text:p>7884</text:p>
          </table:table-cell>
        </table:table-row>
      </table:table>
      <table:named-expressions/>
      <table:database-ranges>
        <table:database-range table:name="__Anonymous_Sheet_DB__0" table:target-range-address="standard.A1:standard.I11" table:display-filter-buttons="true">
          <table:sort>
            <table:sort-by table:field-number="6" table:data-type="automatic"/>
          </table:sort>
        </table:database-range>
        <table:database-range table:name="__Anonymous_Sheet_DB__1" table:target-range-address="quadratic.C1:quadratic.K11">
          <table:sort>
            <table:sort-by table:field-number="6" table:data-type="automatic"/>
          </table:sort>
        </table:database-range>
        <table:database-range table:name="__Anonymous_Sheet_DB__2" table:target-range-address="boundary.A1:boundary.I11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9T19:35:46.031202846</dc:date>
    <meta:editing-duration>PT19M22S</meta:editing-duration>
    <meta:editing-cycles>8</meta:editing-cycles>
    <meta:generator>LibreOffice/7.3.7.2$Linux_X86_64 LibreOffice_project/30$Build-2</meta:generator>
    <meta:document-statistic meta:table-count="5" meta:cell-count="340" meta:object-count="0"/>
  </office:meta>
</office:document-meta>
</file>